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CN Bold" svg:font-family="'Source Han Sans CN Bold'" style:font-pitch="variable"/>
    <style:font-face style:name="Source Han Sans CN Regular" svg:font-family="'Source Han Sans CN Regular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1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02.25pt" fo:break-before="auto" style:use-optimal-row-height="false"/>
    </style:style>
    <style:style style:name="ro3" style:family="table-row">
      <style:table-row-properties style:row-height="15.11pt" fo:break-before="auto" style:use-optimal-row-height="false"/>
    </style:style>
    <style:style style:name="ro4" style:family="table-row">
      <style:table-row-properties style:row-height="15.11pt" fo:break-before="page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urce Han Sans CN Bold" style:font-name-asian="Source Han Sans CN Bold"/>
    </style:style>
    <style:style style:name="ce2" style:family="table-cell" style:parent-style-name="Default">
      <style:table-cell-properties fo:wrap-option="wrap" style:vertical-align="top"/>
      <style:text-properties style:font-name="Source Han Sans CN Regular" style:font-name-asian="Source Han Sans CN Regular"/>
    </style:style>
    <style:style style:name="ce3" style:family="table-cell" style:parent-style-name="Default">
      <style:table-cell-properties fo:wrap-option="wrap" style:vertical-align="top"/>
      <style:text-properties style:font-name="Source Han Sans CN Regular" fo:font-size="8pt" style:font-name-asian="Source Han Sans CN Regular" style:font-size-asian="8pt" style:font-size-complex="8pt"/>
    </style:style>
    <style:style style:name="ce4" style:family="table-cell" style:parent-style-name="Default">
      <style:table-cell-properties fo:wrap-option="wrap" style:vertical-align="top"/>
      <style:text-properties style:font-name="Source Han Sans CN Regular" fo:font-size="9pt" style:font-name-asian="Source Han Sans CN Regular" style:font-size-asian="9pt" style:font-size-complex="9pt"/>
    </style:style>
    <style:style style:name="ce5" style:family="table-cell" style:parent-style-name="Default">
      <style:text-properties style:font-name="Source Han Sans CN Regular" style:font-name-asian="Source Han Sans CN Regular"/>
    </style:style>
    <style:style style:name="ce6" style:family="table-cell" style:parent-style-name="Default">
      <style:table-cell-properties fo:wrap-option="wrap" style:vertical-align="automatic"/>
      <style:text-properties style:font-name="Source Han Sans CN Regular" style:font-name-asian="Source Han Sans CN Regular"/>
    </style:style>
    <style:style style:name="ce7" style:family="table-cell" style:parent-style-name="Default">
      <style:text-properties style:font-name="Source Han Sans CN Bold" fo:font-size="8pt" style:font-name-asian="Source Han Sans CN Bold" style:font-size-asian="8pt" style:font-size-complex="8pt"/>
    </style:style>
    <style:style style:name="ce8" style:family="table-cell" style:parent-style-name="Default">
      <style:text-properties style:font-name="Source Han Sans CN Bold" fo:font-size="9pt" style:font-name-asian="Source Han Sans CN Bold" style:font-size-asian="9pt" style:font-size-complex="9pt"/>
    </style:style>
    <style:style style:name="ce9" style:family="table-cell" style:parent-style-name="Default">
      <style:table-cell-properties style:vertical-align="top"/>
      <style:text-properties style:font-name="Source Han Sans CN Regular" style:font-name-asian="Source Han Sans CN Regula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re.kredit" table:style-name="ta1">
        <table:table-column table:style-name="co1" table:number-columns-repeated="3" table:default-cell-style-name="ce5"/>
        <table:table-column table:style-name="co2" table:number-columns-repeated="1003" table:default-cell-style-name="ce5"/>
        <table:table-row table:style-name="ro1">
          <table:table-cell table:style-name="ce1" office:value-type="string" calcext:value-type="string">
            <text:p>ID: G-모드</text:p>
          </table:table-cell>
          <table:table-cell table:style-name="ce1" office:value-type="string" calcext:value-type="string">
            <text:p>이벤트</text:p>
          </table:table-cell>
          <table:table-cell table:style-name="ce1" office:value-type="string" calcext:value-type="string">
            <text:p>이벤트: 런 - 사보타주</text:p>
          </table:table-cell>
          <table:table-cell table:style-name="ce9" table:number-columns-repeated="1003"/>
        </table:table-row>
        <table:table-row table:style-name="ro2">
          <table:table-cell table:style-name="ce2" office:value-type="string" calcext:value-type="string">
            <text:p>당신이 *<text:span text:style-name="T1">바이러스</text:span>* 프로그램을 설치할 때마다, 기업은 연구개발부(R&amp;D)의 맨 위 카드를 폐기한다</text:p>
          </table:table-cell>
          <table:table-cell table:style-name="ce2" office:value-type="string" calcext:value-type="string">
            <text:p>카드 1장 (또는 *<text:span text:style-name="T1">바이러스</text:span>* 카드의 경우 2장까지) 을 당신의 힙으로부터 당신의 그립에 더한다</text:p>
          </table:table-cell>
          <table:table-cell table:style-name="ce2" office:value-type="string" calcext:value-type="string">
            <text:p>본부(HQ)나 연구개발부(R&amp;D)로 런을 수행한다.</text:p>
            <text:p>당신은 액세스한 카드들을 비용을 지불하지 않고 폐기할 수 있다. (그 카드가 일반적으로는 폐기될 수 없다고 해도 폐기할 수 있다.)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이벤트: 런</text:p>
          </table:table-cell>
          <table:table-cell table:number-columns-repeated="2" table:style-name="ce1" office:value-type="string" calcext:value-type="string">
            <text:p>하드웨어: 칩</text:p>
          </table:table-cell>
          <table:table-cell table:style-name="ce9" table:number-columns-repeated="1003"/>
        </table:table-row>
        <table:table-row table:style-name="ro2">
          <table:table-cell table:style-name="ce2" office:value-type="string" calcext:value-type="string">
            <text:p>런을 수행한다. 이번 런 동안에만 사용할 수 있는 9[credit]을 얻는다.</text:p>
            <text:p>이번 런이 끝나면, 두뇌 피해 1점을 입고 (방지될 수 없다), 9[credit] 중 사용되지 않은 전부를 뱅크로 되돌린다.</text:p>
          </table:table-cell>
          <table:table-cell table:style-name="ce2" office:value-type="string" calcext:value-type="string">
            <text:p>1[recurring-credit] *<text:span text:style-name="T1">아이스브레이커</text:span>*를 사용하거나 *<text:span text:style-name="T1">바이러스</text:span>* 프로그램을 설치할 때에만 이 크레딧을 사용한다.</text:p>
          </table:table-cell>
          <table:table-cell table:style-name="ce2" office:value-type="string" calcext:value-type="string">
            <text:p>+2[mu] 당신이 *<text:span text:style-name="T1">바이러스</text:span>* 프로그램을 설치할 때마다, 그 프로그램에 바이러스 카운터 1개를 놓는다.</text:p>
            <text:p>*<text:span text:style-name="T1">콘솔</text:span>*은 플레이어당 1개로 제한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프로그램: 아이스브레이커 - 프랙터</text:p>
          </table:table-cell>
          <table:table-cell table:style-name="ce1" office:value-type="string" calcext:value-type="string">
            <text:p>프로그램: 바이러스</text:p>
          </table:table-cell>
          <table:table-cell table:style-name="ce1" office:value-type="string" calcext:value-type="string">
            <text:p>프로그램: 데몬</text:p>
          </table:table-cell>
          <table:table-cell table:style-name="ce9" table:number-columns-repeated="1003"/>
        </table:table-row>
        <table:table-row table:style-name="ro2">
          <table:table-cell table:style-name="ce2" office:value-type="string" calcext:value-type="string">
            <text:p>1[credit]: *<text:span text:style-name="T1">방벽</text:span>* 서브루틴을 깬다.</text:p>
            <text:p>1[credit]: 힘을 +1한다.</text:p>
          </table:table-cell>
          <table:table-cell table:style-name="ce2" office:value-type="string" calcext:value-type="string">
            <text:p>당신이 중앙 서버로의 런을 성공할 때마다, 데이터서커에 바이러스 카운터 1개를 놓는다.</text:p>
            <text:p>*<text:span text:style-name="T1">호스트된 바이러스 카운터</text:span>*: 이번 대치가 끝날 때까지 대치 중인 레즈된 아이스의 힘을 -1 한다.</text:p>
          </table:table-cell>
          <table:table-cell table:style-name="ce3" office:value-type="string" calcext:value-type="string">
            <text:p>진은 *<text:span text:style-name="T1">아이스브레이커</text:span>*가 아닌 프로그램을 3[mu]만큼 호스트할 수 있다. 호스트된 프로그램의 메모리 비용은 당신의 메모리 제한에 포함되지 않는다.</text:p>
            <text:p>[click], 1[credit]: 당신의 스택에서 *<text:span text:style-name="T1">바이러스</text:span>* 프로그램 하나를 찾고, 그것을 공개한 다음, 당신의 그립에 더한다. 당신의 스택을 섞는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프로그램: 바이러스</text:p>
          </table:table-cell>
          <table:table-cell table:style-name="ce1" office:value-type="string" calcext:value-type="string">
            <text:p>프로그램: 아이스브레이커 - 킬러</text:p>
          </table:table-cell>
          <table:table-cell table:style-name="ce1" office:value-type="string" calcext:value-type="string">
            <text:p>프로그램: 바이러스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당신이 연구개발부(R&amp;D)로의 런에 성공할 때마다, 배양액에 바이러스 카운터 1개를 놓는다.</text:p>
            <text:p>배양액 위에 놓인 바이러스 카운터 중 첫 번째 것 이후에 놓인 바이러스 카운터 1개마다, 당신이 연구개발부(R&amp;D)의 카드를 액세스할 때 연구개발부(R&amp;D)의 카드 1장을 추가로 액세스할 수 있다.</text:p>
          </table:table-cell>
          <table:table-cell table:style-name="ce2" office:value-type="string" calcext:value-type="string">
            <text:p>1[credit]: *<text:span text:style-name="T1">파수</text:span>* 서브루틴을 깬다.</text:p>
          </table:table-cell>
          <table:table-cell table:style-name="ce2" office:value-type="string" calcext:value-type="string">
            <text:p>기생충은 레즈된 아이스에만 설치된다.</text:p>
            <text:p>호스트 아이스는 기생충에 있는 바이러스 카운터 1개당 힘을 -1하고, 힘이 0 이하가 되면 폐기된다.</text:p>
            <text:p>당신의 차례가 시작될 때, 기생충에 바이러스 카운터 1개를 놓는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프로그램: 아이스브레이커 - AI</text:p>
          </table:table-cell>
          <table:table-cell table:style-name="ce1" office:value-type="string" calcext:value-type="string">
            <text:p>프로그램: 아이스브레이커 - 디코더</text:p>
          </table:table-cell>
          <table:table-cell table:style-name="ce1" office:value-type="string" calcext:value-type="string">
            <text:p>리소스: 가상체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3[credit]: 힘이 0 이하인 아이스의 서브루틴을 깬다.</text:p>
            <text:p>1[credit]: 아이스의 힘을 -1한다.</text:p>
            <text:p>1[credit]: 힘을 +1 한다.</text:p>
          </table:table-cell>
          <table:table-cell table:style-name="ce2" office:value-type="string" calcext:value-type="string">
            <text:p>0[credit]: *<text:span text:style-name="T1">코드 게이트</text:span>* 서브루틴을 깬다.</text:p>
          </table:table-cell>
          <table:table-cell table:style-name="ce2" office:value-type="string" calcext:value-type="string">
            <text:p>대치한 모든 아이스의 힘을 1 낮춘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리소스: 장소 - 지저분함</text:p>
          </table:table-cell>
          <table:table-cell table:style-name="ce1" office:value-type="string" calcext:value-type="string">
            <text:p>ID: 사이보그</text:p>
          </table:table-cell>
          <table:table-cell table:style-name="ce1" office:value-type="string" calcext:value-type="string">
            <text:p>이벤트: 런 - 사보타주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당신의 차례가 시작될 때, 카드 2장을 뽑고 클릭을 잃는다.</text:p>
          </table:table-cell>
          <table:table-cell table:style-name="ce2" office:value-type="string" calcext:value-type="string">
            <text:p>매 차례마다 본부(HQ)로의 런에 첫 번째로 성공할 때 2[credit]을 얻는다.</text:p>
          </table:table-cell>
          <table:table-cell table:style-name="ce2" office:value-type="string" calcext:value-type="string">
            <text:p>본부(HQ)로 런을 수행한다.</text:p>
            <text:p>성공하면, 카드를 액세스하는 대신 기업으로 하여금 최대 5[credit]을 잃게 할 수 있고, 그렇게 하면 기업이 잃은 크레딧 당 2[credit]을 얻고 태그를 2개 가져간다.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이벤트: 범행</text:p>
          </table:table-cell>
          <table:table-cell table:style-name="ce1" office:value-type="string" calcext:value-type="string">
            <text:p>이벤트: 사보타주</text:p>
          </table:table-cell>
          <table:table-cell table:style-name="ce1" office:value-type="string" calcext:value-type="string">
            <text:p>이벤트: 런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3[credit]를 얻는다.</text:p>
          </table:table-cell>
          <table:table-cell table:style-name="ce2" office:value-type="string" calcext:value-type="string">
            <text:p>레즈되지 않은 아이스 하나를 선택한다.</text:p>
            <text:p>기업은 그 아이스를 레즈하거나 폐기해야 한다.</text:p>
          </table:table-cell>
          <table:table-cell table:style-name="ce2" office:value-type="string" calcext:value-type="string">
            <text:p>런을 수행한다.</text:p>
            <text:p>이번 런 중에 대치한 첫 번째 아이스를 우회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이벤트</text:p>
          </table:table-cell>
          <table:table-cell table:style-name="ce1" office:value-type="string" calcext:value-type="string">
            <text:p>하드웨어</text:p>
          </table:table-cell>
          <table:table-cell table:style-name="ce1" office:value-type="string" calcext:value-type="string">
            <text:p>하드웨어: 콘솔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당신의 스택에서 *<text:span text:style-name="T1">아이스브레이커</text:span>* 하나를 찾고, 그것을 공개한 다음, 당신의 그립에 더한다.</text:p>
            <text:p>당신의 스택을 섞는다.</text:p>
          </table:table-cell>
          <table:table-cell table:style-name="ce2" office:value-type="string" calcext:value-type="string">
            <text:p>1[click], 1[credit]: 카드 1장을 폭로한다.</text:p>
            <text:p>이 능력은 당신이 이번 차례에 본부(HQ)로의 런을 성공했을 경우에만 사용할 수 있다.</text:p>
          </table:table-cell>
          <table:table-cell table:style-name="ce2" office:value-type="string" calcext:value-type="string">
            <text:p>+1[mu] 당신이 런에 성공할 때마다 1[credit]을 얻는다.</text:p>
            <text:p>*<text:span text:style-name="T1">콘솔</text:span>*은 플레이어당 1개로 제한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프로그램: 아이스브레이커 - 프랙터</text:p>
          </table:table-cell>
          <table:table-cell table:number-columns-repeated="2" table:style-name="ce1" office:value-type="string" calcext:value-type="string">
            <text:p>프로그램: 아이스브레이커 - 킬러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[credit]: *<text:span text:style-name="T1">방벽</text:span>* 서브루틴을 깬다.</text:p>
            <text:p>2[credit]: 힘을 +3 한다.</text:p>
          </table:table-cell>
          <table:table-cell table:style-name="ce4" office:value-type="string" calcext:value-type="string">
            <text:p>1[credit]: *<text:span text:style-name="T1">파수</text:span>* 서브루틴을 깬다.</text:p>
            <text:p>2[credit]: 힘을 +1 한다. 당신이 팜 파탈을 설치할 때, 설치된 아이스 하나를 선택한다. 당신이 그 아이스와 대치할 때, 당신은 그 아이스에 있는 서브루틴 당 1[credit]을 지불하고 그 아이스를 우회할 수 있다.</text:p>
          </table:table-cell>
          <table:table-cell table:style-name="ce2" office:value-type="string" calcext:value-type="string">
            <text:p>1[credit]: *<text:span text:style-name="T1">파수</text:span>* 서브루틴을 깬다.</text:p>
            <text:p>3[credit]: 힘을 +5 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프로그램</text:p>
          </table:table-cell>
          <table:table-cell table:style-name="ce1" office:value-type="string" calcext:value-type="string">
            <text:p>리소스: 범행</text:p>
          </table:table-cell>
          <table:table-cell table:style-name="ce1" office:value-type="string" calcext:value-type="string">
            <text:p>리소스: 장소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1[click] : 기록보관소로 런을 수행한다. 성공하면, 이 런을 본부(HQ)로의 런에 성공한 것으로 간주한다.</text:p>
          </table:table-cell>
          <table:table-cell table:style-name="ce4" office:value-type="string" calcext:value-type="string">
            <text:p>은행털이가 설치될 때 뱅크로부터 8[credit]을 가져와 이 위에 놓는다. 은행털이에 크레딧이 없으면, 폐기한다. 당신이 원격 서버로의 런에 성공할 때마다 당신은 카드를 액세스하는 대신 은행털이로부터 원하는 만큼의 크레딧을 가져갈 수 있다.</text:p>
          </table:table-cell>
          <table:table-cell table:style-name="ce2" office:value-type="string" calcext:value-type="string">
            <text:p>2[recurring-credit] 태그를 제거할 때만 이 크레딧을 사용한다.</text:p>
            <text:p>[trash]: 육체 피해를 3점까지 방지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리소스: 연결 - 지저분함</text:p>
          </table:table-cell>
          <table:table-cell table:style-name="ce1" office:value-type="string" calcext:value-type="string">
            <text:p>리소스: 연결</text:p>
          </table:table-cell>
          <table:table-cell table:style-name="ce1" office:value-type="string" calcext:value-type="string">
            <text:p>ID: 타고난 인재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*<text:span text:style-name="T1">아젠다 하나를 포기</text:span>*, [click]: 9[credit]을 얻는다.</text:p>
          </table:table-cell>
          <table:table-cell table:style-name="ce2" office:value-type="string" calcext:value-type="string">
            <text:p>[trash]: 태그 1개를 회피한다.</text:p>
          </table:table-cell>
          <table:table-cell table:style-name="ce2" office:value-type="string" calcext:value-type="string">
            <text:p>매 차례마다 당신이 설치하는 첫 번째 프로그램이나 하드웨어의 설치 비용을 1 낮춘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이벤트</text:p>
          </table:table-cell>
          <table:table-cell table:style-name="ce1" office:value-type="string" calcext:value-type="string">
            <text:p>이벤트: 모드</text:p>
          </table:table-cell>
          <table:table-cell table:style-name="ce1" office:value-type="string" calcext:value-type="string">
            <text:p>이벤트: 런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카드 3장을 뽑는다.</text:p>
          </table:table-cell>
          <table:table-cell table:style-name="ce2" office:value-type="string" calcext:value-type="string">
            <text:p>프로그램이나 하드웨어 하나의 설치 비용을 3 낮춰 설치한다.</text:p>
          </table:table-cell>
          <table:table-cell table:style-name="ce2" office:value-type="string" calcext:value-type="string">
            <text:p>연구개발부(R&amp;D)로 런을 수행한다.</text:p>
            <text:p>성공하면, 연구개발부(R&amp;D)로부터 카드 2장을 추가로 액세스 한다.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이벤트: 모드</text:p>
          </table:table-cell>
          <table:table-cell table:style-name="ce1" office:value-type="string" calcext:value-type="string">
            <text:p>하드웨어: 칩</text:p>
          </table:table-cell>
          <table:table-cell table:style-name="ce1" office:value-type="string" calcext:value-type="string">
            <text:p>하드웨어: 링크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아이스 하나를 선택한다.</text:p>
            <text:p>그 아이스는 차례가 끝날 때까지 *<text:span text:style-name="T1">파수</text:span>*, *<text:span text:style-name="T1">코드 게이트</text:span>*, *<text:span text:style-name="T1">방벽</text:span>*을 얻는다.</text:p>
          </table:table-cell>
          <table:table-cell table:style-name="ce2" office:value-type="string" calcext:value-type="string">
            <text:p>+1[mu]</text:p>
          </table:table-cell>
          <table:table-cell table:style-name="ce2" office:value-type="string" calcext:value-type="string">
            <text:p>+1[link] 토끼굴이 설치될 때, 당신은 당신의 스택에서 또 다른 토끼굴 카드를 찾아서 그 카드의 설치 비용을 지불해 그 카드를 설치할 수 있다.</text:p>
            <text:p>당신의 스택을 섞는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하드웨어: 모드</text:p>
          </table:table-cell>
          <table:table-cell table:style-name="ce1" office:value-type="string" calcext:value-type="string">
            <text:p>하드웨어: 콘솔</text:p>
          </table:table-cell>
          <table:table-cell table:style-name="ce1" office:value-type="string" calcext:value-type="string">
            <text:p>프로그램: 아이스브레이커 - 프랙터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개인적인 개조는 *<text:span text:style-name="T1">아이스브레이커</text:span>*에만 설치된다.</text:p>
            <text:p>호스트 *<text:span text:style-name="T1">아이스브레이커</text:span>*는 힘을 +1 한다.</text:p>
          </table:table-cell>
          <table:table-cell table:style-name="ce2" office:value-type="string" calcext:value-type="string">
            <text:p>+2[mu] +2[link] 2[recurring-credit] *<text:span text:style-name="T1">아이스브레이커</text:span>*를 사용할 때에만 이 크레딧을 사용한다.</text:p>
            <text:p>*<text:span text:style-name="T1">콘솔</text:span>*은 플레이어당 1개로 제한된다.</text:p>
          </table:table-cell>
          <table:table-cell table:style-name="ce2" office:value-type="string" calcext:value-type="string">
            <text:p>2[credit]: *<text:span text:style-name="T1">방벽</text:span>* 서브루틴을 2개까지 깬다.</text:p>
            <text:p>1[credit]: 이번 런 동안 힘을 +1 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프로그램: 아이스브레이커 - 디코더</text:p>
          </table:table-cell>
          <table:table-cell table:number-columns-repeated="2" table:style-name="ce1" office:value-type="string" calcext:value-type="string">
            <text:p>프로그램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1[credit]: *<text:span text:style-name="T1">코드 게이트</text:span>* 서브루틴을 깬다.</text:p>
            <text:p>1[credit]: 이번 런 동안 힘을 +1 한다.</text:p>
          </table:table-cell>
          <table:table-cell table:style-name="ce2" office:value-type="string" calcext:value-type="string">
            <text:p>[click]: 2[credit]을 얻는다.</text:p>
          </table:table-cell>
          <table:table-cell table:style-name="ce2" office:value-type="string" calcext:value-type="string">
            <text:p>1[credit]: 이번 차례의 첫 번째 넷 피해를 방지한다.</text:p>
          </table:table-cell>
          <table:table-cell table:number-columns-repeated="1003"/>
        </table:table-row>
        <table:table-row table:style-name="ro3">
          <table:table-cell table:number-columns-repeated="2" table:style-name="ce1" office:value-type="string" calcext:value-type="string">
            <text:p>프로그램: 아이스브레이커 - 킬러</text:p>
          </table:table-cell>
          <table:table-cell table:style-name="ce1" office:value-type="string" calcext:value-type="string">
            <text:p>리소스: 원격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1[credit]: *<text:span text:style-name="T1">파수</text:span>* 서브루틴을 깬다.</text:p>
            <text:p>2[credit]: 이번 런 동안 힘을 +1 한다.</text:p>
          </table:table-cell>
          <table:table-cell table:style-name="ce2" office:value-type="string" calcext:value-type="string">
            <text:p>당신의 차례가 시작될 때, 당신의 다른 설치된 카드 하나를 폐기하고 3[credit]을 얻을 수 있다.</text:p>
          </table:table-cell>
          <table:table-cell table:style-name="ce2" office:value-type="string" calcext:value-type="string">
            <text:p>[trash]: 설치된 프로그램이나 하드웨어 하나가 폐기되는 것을 방지한다.</text:p>
          </table:table-cell>
          <table:table-cell table:number-columns-repeated="1003"/>
        </table:table-row>
        <table:table-row table:style-name="ro3">
          <table:table-cell table:number-columns-repeated="2" table:style-name="ce1" office:value-type="string" calcext:value-type="string">
            <text:p>이벤트</text:p>
          </table:table-cell>
          <table:table-cell table:style-name="ce8" office:value-type="string" calcext:value-type="string">
            <text:p>프로그램: 아이스브레이커 - AI - 바이러스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[credit]을 얻거나, 카드 1장을 폭로한다.</text:p>
          </table:table-cell>
          <table:table-cell table:style-name="ce2" office:value-type="string" calcext:value-type="string">
            <text:p>9[credit]을 얻는다.</text:p>
          </table:table-cell>
          <table:table-cell table:style-name="ce4" office:value-type="string" calcext:value-type="string">
            <text:p>1[credit]: 아이스의 서브루틴을 깬다.</text:p>
            <text:p>1[credit]: 힘을 +1 한다. [click]: 크립시스에 바이러스 카운터 1개를 놓는다. 당신이 크립시스를 사용하여 서브루틴을 깬 아이스와 대치를 마칠 때, 호스트된 바이러스 카운터 1개를 제거하거나 크립시스를 폐기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리소스: 링크</text:p>
          </table:table-cell>
          <table:table-cell table:number-columns-repeated="2" table:style-name="ce1" office:value-type="string" calcext:value-type="string">
            <text:p>리소스: 범행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+1[link]</text:p>
          </table:table-cell>
          <table:table-cell table:style-name="ce2" office:value-type="string" calcext:value-type="string">
            <text:p>아미티지 코드버스팅이 설치될 때 뱅크로부터 12[credit]을 가져와 이 위에 놓는다</text:p>
            <text:p>아미티지 코드버스팅에 크레딧이 없으면, 폐기한다. [click]: 아미티지 코드버스팅으로부터 2[credit]을 가져간다.</text:p>
          </table:table-cell>
          <table:table-cell table:style-name="ce2" office:value-type="string" calcext:value-type="string">
            <text:p>매 차례마다 당신이 첫 번째 카드를 설치하면 1[credit]을 얻는다.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아젠다: 연구</text:p>
          </table:table-cell>
          <table:table-cell table:number-columns-repeated="2" table:style-name="ce1" office:value-type="string" calcext:value-type="string">
            <text:p>자산: 광고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당신이 가속된 베타 테스트를 득점할 때, 당신은 연구개발부(R&amp;D)에서 맨 위 카드 3장을 볼 수 있다.</text:p>
            <text:p>그 중에 아이스 카드가 있다면, 당신은 그 아이스들을 모든 비용을 무시하고 설치하고 레즈할 수 있다. 당신이 본 나머지 카드들은 폐기한다.</text:p>
          </table:table-cell>
          <table:table-cell table:style-name="ce2" office:value-type="string" calcext:value-type="string">
            <text:p>아도니스 캠페인이 레즈될 때 뱅크로부터 12[credit]을 가져와 이 위에 놓는다.</text:p>
            <text:p>아도니스 캠페인에 크레딧이 없으면 폐기한다. 당신의 차례가 시작될 때 아도니스 캠페인으로부터 3[credit]을 가져간다.</text:p>
          </table:table-cell>
          <table:table-cell table:style-name="ce2" office:value-type="string" calcext:value-type="string">
            <text:p>공격적인 비서는 발전될 수 있다. 러너가 공격적인 비서를 액세스할 때 당신이 2[credit]을 지불하면, 공격적인 비서에 있는 발전 토큰 1개당 프로그램 1개를 폐기한다.</text:p>
          </table:table-cell>
          <table:table-cell table:number-columns-repeated="1003"/>
        </table:table-row>
        <table:table-row table:style-name="ro3">
          <table:table-cell table:number-columns-repeated="3" table:style-name="ce1" office:value-type="string" calcext:value-type="string">
            <text:p>운영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기록보관소로부터 카드 1장을 본부(HQ)에 더한다.</text:p>
          </table:table-cell>
          <table:table-cell table:style-name="ce6" office:value-type="string" calcext:value-type="string">
            <text:p>[click][click]을 얻는다.</text:p>
          </table:table-cell>
          <table:table-cell table:style-name="ce2" office:value-type="string" calcext:value-type="string">
            <text:p>즉시 카드를 3장까지 설치한다.</text:p>
            <text:p>(클릭은 쓰지 않으나, 설치 비용은 지불해야 한다.)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아이스: 방벽 - 바이오로이드 - AP</text:p>
          </table:table-cell>
          <table:table-cell table:style-name="ce7" office:value-type="string" calcext:value-type="string">
            <text:p>아이스: 방벽 - 바이오로이드 - 추적자 - 파괴자</text:p>
          </table:table-cell>
          <table:table-cell table:style-name="ce8" office:value-type="string" calcext:value-type="string">
            <text:p>아이스: 코드게이트 - 바이오로이드 - AP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러너는 [click]을 써서 하임달 1.0에서 원하는 서브루틴을 깰 수 있다.</text:p>
            <text:p>[subroutine] 두뇌 피해 1점을 입힌다.</text:p>
            <text:p>[subroutine] 런을 종료한다.</text:p>
            <text:p>[subroutine] 런을 종료한다</text:p>
          </table:table-cell>
          <table:table-cell table:style-name="ce4" office:value-type="string" calcext:value-type="string">
            <text:p>러너는 [click]을 써서 이치 1.0에서 원하는 서브루틴을 깰 수 있다.</text:p>
            <text:p>[subroutine] 프로그램 1개를 폐기한다.</text:p>
            <text:p>[subroutine] 프로그램 1개를 폐기한다.</text:p>
            <text:p>[subroutine] _<text:span text:style-name="T1">추적 1</text:span>_ 성공하면, 러너에게 태그 1개를 주고 두뇌 피해 1점을 입힌다.</text:p>
          </table:table-cell>
          <table:table-cell table:style-name="ce2" office:value-type="string" calcext:value-type="string">
            <text:p>러너는 [click]을 써서 빅토르 1.0에서 원하는 서브루틴을 깰 수 있다.</text:p>
            <text:p>[subroutine] 두뇌피해 1점을 입힌다.</text:p>
            <text:p>[subroutine] 런을 종료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아이스: 파수 - 파괴자</text:p>
          </table:table-cell>
          <table:table-cell table:style-name="ce1" office:value-type="string" calcext:value-type="string">
            <text:p>개선: 연결</text:p>
          </table:table-cell>
          <table:table-cell table:style-name="ce1" office:value-type="string" calcext:value-type="string">
            <text:p>개선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[subroutine] 프로그램 1개를 폐기한다.</text:p>
            <text:p>[subroutine] 런을 종료한다</text:p>
          </table:table-cell>
          <table:table-cell table:style-name="ce2" office:value-type="string" calcext:value-type="string">
            <text:p>X[credit], [trash]: 이 서버를 보호하고 있는 레즈된 아이스 하나를 선택한다.</text:p>
            <text:p>그 아이스는 이번 차례가 끝날 때까지 힘을 +X 한다.</text:p>
          </table:table-cell>
          <table:table-cell table:style-name="ce2" office:value-type="string" calcext:value-type="string">
            <text:p>이 서버를 보호하는 모든 아이스는 힘을 +1 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ID: 거대기업</text:p>
          </table:table-cell>
          <table:table-cell table:style-name="ce1" office:value-type="string" calcext:value-type="string">
            <text:p>아젠다: 계획</text:p>
          </table:table-cell>
          <table:table-cell table:style-name="ce1" office:value-type="string" calcext:value-type="string">
            <text:p>자산: 매복 - 연구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당신이 아젠다를 득점하거나 러너가 아젠다를 훔치면, 넷 피해를 1점 입힌다.</text:p>
          </table:table-cell>
          <table:table-cell table:style-name="ce2" office:value-type="string" calcext:value-type="string">
            <text:p>당신이 니세이 MK II를 득점할 때 이 위에 아젠다 카운터 1개를 올린다.</text:p>
            <text:p>*<text:span text:style-name="T1">호스트된 아젠다 카운터</text:span>*: 런을 종료한다.</text:p>
          </table:table-cell>
          <table:table-cell table:style-name="ce2" office:value-type="string" calcext:value-type="string">
            <text:p>준벅 프로젝트는 발전될 수 있다.</text:p>
            <text:p>러너가 준벅 프로젝트를 액세스할 때 당신이 1[credit]을 지불하면, 준벅 프로젝트에 있는 발전 토큰 1개당 넷 피해 2점을 입힌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자산: 매복</text:p>
          </table:table-cell>
          <table:table-cell table:number-columns-repeated="2" table:style-name="ce1" office:value-type="string" calcext:value-type="string">
            <text:p>자산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스네어!가 연구개발부(R&amp;D)로부터 액세스되면, 러너는 반드시 이를 공개해야 한다. 러너가 스네어!를 액세스할 때 당신이 4[credit]을 지불하면, 넷 피해를 3점 입히고 러너에게 태그 1개를 준다. 러너가 기록보관소로부터 스네어!를 액세스하면 이 능력은 무시된다.</text:p>
          </table:table-cell>
          <table:table-cell table:style-name="ce2" office:value-type="string" calcext:value-type="string">
            <text:p>러너가 카드를 폭로하려 할 때, 당신은 재벌에 대한 충성심을 레즈할 수 있다.</text:p>
            <text:p>1[credit] 또는 [trash]: 카드 1장이 폭로되려는 것을 방지한다.</text:p>
          </table:table-cell>
          <table:table-cell table:style-name="ce2" office:value-type="string" calcext:value-type="string">
            <text:p>지난 러너의 차례에 러너가 런을 했어야만 플레이할 수 있다.</text:p>
            <text:p>넷 피해 1점을 입힌다.</text:p>
          </table:table-cell>
          <table:table-cell table:number-columns-repeated="1003"/>
        </table:table-row>
        <table:table-row table:style-name="ro4">
          <table:table-cell table:number-columns-repeated="3" table:style-name="ce1" office:value-type="string" calcext:value-type="string">
            <text:p>운영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연구개발부(R&amp;D)의 맨 위 카드 5장을 본 다음, 원하는 순서대로 재배열한다.</text:p>
          </table:table-cell>
          <table:table-cell table:style-name="ce2" office:value-type="string" calcext:value-type="string">
            <text:p>[subroutine] 러너는 공격하고 있는 서버의 가장 바깥쪽 아이스로 접근한다.</text:p>
            <text:p>셀 포털을 디레즈한다.</text:p>
          </table:table-cell>
          <table:table-cell table:style-name="ce2" office:value-type="string" calcext:value-type="string">
            <text:p>[subroutine] 이번 런 중에 러너가 대치하는 다음 아이스는 힘을 +2 한다.</text:p>
            <text:p>러너가 그 아이스의 모든 서브루틴을 깨지 않으면 넷 피해 2점을 입힌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아이스: 함정 - AP</text:p>
          </table:table-cell>
          <table:table-cell table:style-name="ce1" office:value-type="string" calcext:value-type="string">
            <text:p>아이스: 파수 - AP</text:p>
          </table:table-cell>
          <table:table-cell table:style-name="ce1" office:value-type="string" calcext:value-type="string">
            <text:p>아이스: 방벽 - AP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[subroutine] 넷 피해 1점을 입힌다. 데이터 지뢰를 폐기한다.</text:p>
          </table:table-cell>
          <table:table-cell table:style-name="ce2" office:value-type="string" calcext:value-type="string">
            <text:p>[subroutine] 넷 피해 3점을 입힌다.</text:p>
          </table:table-cell>
          <table:table-cell table:style-name="ce2" office:value-type="string" calcext:value-type="string">
            <text:p>[subroutine] 넷 피해 2점을 입힌다.</text:p>
            <text:p>[subroutine] 런을 종료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개선: 시솝-특이함</text:p>
          </table:table-cell>
          <table:table-cell table:style-name="ce1" office:value-type="string" calcext:value-type="string">
            <text:p>ID: 거대기업</text:p>
          </table:table-cell>
          <table:table-cell table:style-name="ce1" office:value-type="string" calcext:value-type="string">
            <text:p>아젠다: 계획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이 서버를 보호하는 아이스의 레즈 비용이 2 낮아진다.</text:p>
          </table:table-cell>
          <table:table-cell table:style-name="ce2" office:value-type="string" calcext:value-type="string">
            <text:p>2[recurring-credit] 추적 중에만 이 크레딧을 사용한다.</text:p>
          </table:table-cell>
          <table:table-cell table:style-name="ce2" office:value-type="string" calcext:value-type="string">
            <text:p>당신이 아스트로스크립트 파일럿 프로그램을 득점할 때 이 위에 아젠다 카운터 1개를 놓는다.</text:p>
            <text:p>*<text:span text:style-name="T1">호스트된 아젠다 카운터</text:span>*: 발전될 수 있는 카드 위에 발전 토큰 1개를 놓는다.</text:p>
          </table:table-cell>
          <table:table-cell table:number-columns-repeated="1003"/>
        </table:table-row>
        <table:table-row table:style-name="ro3">
          <table:table-cell table:number-columns-repeated="2" table:style-name="ce1" office:value-type="string" calcext:value-type="string">
            <text:p>아젠다</text:p>
          </table:table-cell>
          <table:table-cell table:style-name="ce1" office:value-type="string" calcext:value-type="string">
            <text:p>운영: 준비밀 작전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당신이 뉴스 속보를 득점할 때, 러너에게 태그 2개를 준다.</text:p>
            <text:p>뉴스 속보를 득점한 차례가 끝날 때, 러너는 태그를 2개 잃는다.</text:p>
          </table:table-cell>
          <table:table-cell table:style-name="ce2" office:value-type="string" calcext:value-type="string">
            <text:p>카드 3장을 뽑는다.</text:p>
          </table:table-cell>
          <table:table-cell table:style-name="ce2" office:value-type="string" calcext:value-type="string">
            <text:p>러너가 태그됐을 때만 플레이할 수 있다.</text:p>
            <text:p>러너는 자신의 크레딧 풀에 있는 모든 크래딧을 잃는다.</text:p>
          </table:table-cell>
          <table:table-cell table:number-columns-repeated="1003"/>
        </table:table-row>
        <table:table-row table:style-name="ro3">
          <table:table-cell table:number-columns-repeated="3" table:style-name="ce1" office:value-type="string" calcext:value-type="string">
            <text:p>운영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X는 러너가 가진 태그의 개수 이하인 수이다.</text:p>
            <text:p>발전될 수 있는 카드 하나 위에 발전 토큰 X개를 놓는다.</text:p>
          </table:table-cell>
          <table:table-cell table:style-name="ce2" office:value-type="string" calcext:value-type="string">
            <text:p>지난 러너의 차례에 러너가 런을 성공했어야만 플레이할 수 있다.</text:p>
            <text:p>_<text:span text:style-name="T1">추적 3</text:span>_ 성공하면, 러너에게 태그 1개를 준다.</text:p>
          </table:table-cell>
          <table:table-cell table:style-name="ce2" office:value-type="string" calcext:value-type="string">
            <text:p>유령 지점은 발전될 수 있다.</text:p>
            <text:p>러너가 유령 지점을 액세스 할 때, 당신은 러너에게 유령 지점에 있는 발전 토큰 1개 당 태그 1개를 줄 수 있다.</text:p>
          </table:table-cell>
          <table:table-cell table:number-columns-repeated="1003"/>
        </table:table-row>
        <table:table-row table:style-name="ro3">
          <table:table-cell table:number-columns-repeated="2" table:style-name="ce1" office:value-type="string" calcext:value-type="string">
            <text:p>아이스: 파수 - 추격자 - 목격자</text:p>
          </table:table-cell>
          <table:table-cell table:style-name="ce1" office:value-type="string" calcext:value-type="string">
            <text:p>아이스: 코드 게이트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러너가 데이터 레이븐과 대치하면, 러너는 태그 1개를 받거나 런을 종료한다.</text:p>
            <text:p>*<text:span text:style-name="T1">호스트된 파워 카운터</text:span>*: 러너에게 태그 1개를 준다.</text:p>
            <text:p>[subroutine] _<text:span text:style-name="T1">추적 3</text:span>_ 성공하면, 데이터 레이븐에 파워 카운터 1개를 놓는다.</text:p>
          </table:table-cell>
          <table:table-cell table:style-name="ce2" office:value-type="string" calcext:value-type="string">
            <text:p>러너가 매트릭스 분석자와 대치할 때, 당신은 1[credit]을 지불하여 발전될 수 있는 카드 하나에 발전 토큰 1개를 놓을 수 있다.</text:p>
            <text:p>[subroutine]_<text:span text:style-name="T1">추적 2</text:span>_ 성공하면, 러너에게 태그 1개를 준다.</text:p>
          </table:table-cell>
          <table:table-cell table:style-name="ce2" office:value-type="string" calcext:value-type="string">
            <text:p>러너가 톨부스와 대치할 때, 러너는 가능하다면 3[credit]을 지불해야 한다.</text:p>
            <text:p>러너가 3[credit]을 지불하지 못하면, 런을 종료한다.</text:p>
            <text:p>[subroutine] 런을 종료한다.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개선</text:p>
          </table:table-cell>
          <table:table-cell table:style-name="ce1" office:value-type="string" calcext:value-type="string">
            <text:p>개선: 지역</text:p>
          </table:table-cell>
          <table:table-cell table:style-name="ce1" office:value-type="string" calcext:value-type="string">
            <text:p>ID: 거대기업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러너가 이 서버에서 아젠다를 액세스 할 때마다, 러너는 그 아젠다를 훔치기 위해 5[credit]을 추가 비용으로 지불해야 한다.</text:p>
            <text:p>이것은 러너가 이번 런 중에 물타기를 폐기하더라도 적용된다.</text:p>
          </table:table-cell>
          <table:table-cell table:style-name="ce2" office:value-type="string" calcext:value-type="string">
            <text:p>이 서버에 설치된 아젠다의 필요 발전 정도는 1 낮아진다.</text:p>
            <text:p>*<text:span text:style-name="T1">지역</text:span>*은 서버당 1개로 제한된다.</text:p>
          </table:table-cell>
          <table:table-cell table:style-name="ce2" office:value-type="string" calcext:value-type="string">
            <text:p>당신이 거래 운영을 플레이할 때마다 1[credit]을 얻는다.</text:p>
            <text:p>01093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아젠다: 확장</text:p>
          </table:table-cell>
          <table:table-cell table:style-name="ce1" office:value-type="string" calcext:value-type="string">
            <text:p>아젠다: 보안</text:p>
          </table:table-cell>
          <table:table-cell table:style-name="ce1" office:value-type="string" calcext:value-type="string">
            <text:p>자산: 거래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당신이 적대적 매수를 득점할 때 7[credit]을 얻고, 악평 1개를 갖는다.</text:p>
          </table:table-cell>
          <table:table-cell table:style-name="ce2" office:value-type="string" calcext:value-type="string">
            <text:p>당신이 현상수배를 득점할 때, 당신은 이것을 포기하여 러너에게 태그 1개를 주고 악평 1개를 가질 수 있다.</text:p>
          </table:table-cell>
          <table:table-cell table:style-name="ce2" office:value-type="string" calcext:value-type="string">
            <text:p>[click],*<text:span text:style-name="T1">레즈된 아이스 하나를 폐기</text:span>*: 4[credit]을 얻는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운영</text:p>
          </table:table-cell>
          <table:table-cell table:style-name="ce1" office:value-type="string" calcext:value-type="string">
            <text:p>운영: 거래</text:p>
          </table:table-cell>
          <table:table-cell table:style-name="ce1" office:value-type="string" calcext:value-type="string">
            <text:p>운영: 비밀 작전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당신이 이번 차례에 아젠다를 득점했어야만 플레이할 수 있다.</text:p>
            <text:p>연구개발부(R&amp;D)에서 카드 1장을 찾아 본부(HQ)에 더한다.</text:p>
            <text:p>연구개발부(R&amp;D)를 섞는다.</text:p>
          </table:table-cell>
          <table:table-cell table:style-name="ce2" office:value-type="string" calcext:value-type="string">
            <text:p>3[credit]를 얻는다.</text:p>
          </table:table-cell>
          <table:table-cell table:style-name="ce2" office:value-type="string" calcext:value-type="string">
            <text:p>러너가 태그됐을 때만 플레이할 수 있다.</text:p>
            <text:p>육체 피해 4점을 입힌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운영</text:p>
          </table:table-cell>
          <table:table-cell table:style-name="ce1" office:value-type="string" calcext:value-type="string">
            <text:p>아이스: 파수 - 파괴자</text:p>
          </table:table-cell>
          <table:table-cell table:style-name="ce1" office:value-type="string" calcext:value-type="string">
            <text:p>아이스: 장벽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발전될 수 있는 각기 다른 카드 2장까지에 발전 토큰 1개씩을 놓는다.</text:p>
          </table:table-cell>
          <table:table-cell table:style-name="ce2" office:value-type="string" calcext:value-type="string">
            <text:p>궁수를 레즈하는 추가 비용으로 기업은 아젠다 하나를 포기한다.</text:p>
            <text:p>[subroutine] 기업이 2[credit]을 얻는다</text:p>
            <text:p>[subroutine] 프로그램 1개를 폐기한다.</text:p>
            <text:p>[subroutine] 프로그램 1개를 폐기한다.</text:p>
            <text:p>[subroutine] 런을 종료한다.</text:p>
          </table:table-cell>
          <table:table-cell table:style-name="ce2" office:value-type="string" calcext:value-type="string">
            <text:p>하드리아누스의 장벽은 발전될 수 있으며, 이 위에 있는 발전 토큰 1개당 힘을 +1 한다.</text:p>
            <text:p>[subroutine] 런을 종료한다.</text:p>
            <text:p>[subroutine] 런을 종료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아이스: 방벽</text:p>
          </table:table-cell>
          <table:table-cell table:style-name="ce1" office:value-type="string" calcext:value-type="string">
            <text:p>아이스: 파수 - 추적자</text:p>
          </table:table-cell>
          <table:table-cell table:style-name="ce1" office:value-type="string" calcext:value-type="string">
            <text:p>개선: 시설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아이스 벽은 발전될 수 있으며, 이 위에 있는 발전 토큰 1개당 힘을 +1 한다.</text:p>
            <text:p>[subroutine] 런을 종료한다.</text:p>
          </table:table-cell>
          <table:table-cell table:style-name="ce2" office:value-type="string" calcext:value-type="string">
            <text:p>그림자는 발전될 수 있으며, 이 위에 있는 발전 토큰 1개당 힘을 +1 한다.</text:p>
            <text:p>[subroutine] 기업은 2[credit]을 얻는다</text:p>
            <text:p>[subroutine] _<text:span text:style-name="T1">추적 3</text:span>_ 성공하면, 러너에게 태그 1개를 준다.</text:p>
          </table:table-cell>
          <table:table-cell table:style-name="ce2" office:value-type="string" calcext:value-type="string">
            <text:p>본부(HQ)의 루트에만 설치된다.</text:p>
            <text:p>당신의 최대 핸드 크기를 +2 한다.</text:p>
          </table:table-cell>
          <table:table-cell table:number-columns-repeated="1003"/>
        </table:table-row>
        <table:table-row table:style-name="ro3">
          <table:table-cell table:number-columns-repeated="2" table:style-name="ce1" office:value-type="string" calcext:value-type="string">
            <text:p>아젠다: 보안</text:p>
          </table:table-cell>
          <table:table-cell table:style-name="ce1" office:value-type="string" calcext:value-type="string">
            <text:p>자산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당신이 우선 요청 사항을 득점할 때, 당신은 모든 비용을 무시하고 아이스 하나를 레즈할 수 있다.</text:p>
          </table:table-cell>
          <table:table-cell table:style-name="ce2" office:value-type="string" calcext:value-type="string">
            <text:p>러너가 태그됐으면, 민간 경비 부대는 “[click]: 육체 피해 1점을 입힌다.”을 얻는다.</text:p>
          </table:table-cell>
          <table:table-cell table:style-name="ce2" office:value-type="string" calcext:value-type="string">
            <text:p>[click], [click], [click]: 7[credit]을 얻는다.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자산: 광고</text:p>
          </table:table-cell>
          <table:table-cell table:style-name="ce1" office:value-type="string" calcext:value-type="string">
            <text:p>운영: 거래</text:p>
          </table:table-cell>
          <table:table-cell table:style-name="ce1" office:value-type="string" calcext:value-type="string">
            <text:p>아이스: 코드 게이트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당신의 차례가 시작될 때 1[credit]을 얻는다.</text:p>
          </table:table-cell>
          <table:table-cell table:style-name="ce2" office:value-type="string" calcext:value-type="string">
            <text:p>9[credit]을 얻는다.</text:p>
          </table:table-cell>
          <table:table-cell table:style-name="ce2" office:value-type="string" calcext:value-type="string">
            <text:p>[subroutine] 러너는 가능하다면 [click]을 잃는다.</text:p>
            <text:p>[subroutine] 런을 종료한다.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아이스: 파수 - 추적자 - 목격자</text:p>
          </table:table-cell>
          <table:table-cell table:style-name="ce1" office:value-type="string" calcext:value-type="string">
            <text:p>아이스: 방벽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[subroutine] _<text:span text:style-name="T1">추적 3</text:span>_ 성공하면, 러너에게 태그 1개를 준다.</text:p>
          </table:table-cell>
          <table:table-cell table:style-name="ce2" office:value-type="string" calcext:value-type="string">
            <text:p>[subroutine] 런을 종료한다.</text:p>
          </table:table-cell>
          <table:table-cell table:number-columns-repeated="1004"/>
        </table:table-row>
        <table:table-row table:style-name="ro5" table:number-rows-repeated="1048499">
          <table:table-cell table:number-columns-repeated="1006"/>
        </table:table-row>
        <table:table-row table:style-name="ro5"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Han Sans CN Bold" svg:font-family="'Source Han Sans CN Bold'" style:font-pitch="variable"/>
    <style:font-face style:name="Source Han Sans CN Regular" svg:font-family="'Source Han Sans CN Regular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1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1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6pt" fo:margin-bottom="36pt" fo:margin-left="36pt" fo:margin-right="36pt" style:shadow="none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1:59:53.719093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2:37:16.690330394</dc:date>
    <meta:editing-duration>PT35M51S</meta:editing-duration>
    <meta:editing-cycles>8</meta:editing-cycles>
    <meta:generator>LibreOffice/5.2.7.2$Linux_X86_64 LibreOffice_project/20$Build-2</meta:generator>
    <meta:print-date>2017-06-29T12:24:10.290143399</meta:print-date>
    <meta:document-statistic meta:table-count="1" meta:cell-count="226" meta:object-count="0"/>
  </office:meta>
</office:document-meta>
</file>